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30 1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0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6-04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504" calcext:value-type="float">
            <text:p>-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824" calcext:value-type="float">
            <text:p>-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1856" calcext:value-type="float">
            <text:p>-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3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4424" calcext:value-type="float">
            <text:p>-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8416" calcext:value-type="float">
            <text:p>-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0712" calcext:value-type="float">
            <text:p>-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4344" calcext:value-type="float">
            <text:p>-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4928" calcext:value-type="float">
            <text:p>-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0648" calcext:value-type="float">
            <text:p>-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7224" calcext:value-type="float">
            <text:p>-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0752" calcext:value-type="float">
            <text:p>-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2464" calcext:value-type="float">
            <text:p>-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4904" calcext:value-type="float">
            <text:p>-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36848" calcext:value-type="float">
            <text:p>-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0104" calcext:value-type="float">
            <text:p>-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7536" calcext:value-type="float">
            <text:p>-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61232" calcext:value-type="float">
            <text:p>-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8936" calcext:value-type="float">
            <text:p>-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5512" calcext:value-type="float">
            <text:p>-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1712" calcext:value-type="float">
            <text:p>-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91128" calcext:value-type="float">
            <text:p>-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8456" calcext:value-type="float">
            <text:p>-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2464" calcext:value-type="float">
            <text:p>-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85032" calcext:value-type="float">
            <text:p>-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27704" calcext:value-type="float">
            <text:p>-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0272" calcext:value-type="float">
            <text:p>-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4552" calcext:value-type="float">
            <text:p>-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236" calcext:value-type="float">
            <text:p>-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6368" calcext:value-type="float">
            <text:p>-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3488" calcext:value-type="float">
            <text:p>-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9688" calcext:value-type="float">
            <text:p>-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332" calcext:value-type="float">
            <text:p>-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24" calcext:value-type="float">
            <text:p>-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288" calcext:value-type="float">
            <text:p>-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1944" calcext:value-type="float">
            <text:p>-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768" calcext:value-type="float">
            <text:p>-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472" calcext:value-type="float">
            <text:p>-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8624" calcext:value-type="float">
            <text:p>-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9208" calcext:value-type="float">
            <text:p>-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7016" calcext:value-type="float">
            <text:p>-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14" calcext:value-type="float">
            <text:p>-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5576" calcext:value-type="float">
            <text:p>-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8248" calcext:value-type="float">
            <text:p>-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9584" calcext:value-type="float">
            <text:p>-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3592" calcext:value-type="float">
            <text:p>-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1856" calcext:value-type="float">
            <text:p>-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6952" calcext:value-type="float">
            <text:p>-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7432" calcext:value-type="float">
            <text:p>-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8184" calcext:value-type="float">
            <text:p>-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6264" calcext:value-type="float">
            <text:p>-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8832" calcext:value-type="float">
            <text:p>-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7768" calcext:value-type="float">
            <text:p>-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9272" calcext:value-type="float">
            <text:p>-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4032" calcext:value-type="float">
            <text:p>-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1192" calcext:value-type="float">
            <text:p>-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5952" calcext:value-type="float">
            <text:p>-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1776" calcext:value-type="float">
            <text:p>-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664" calcext:value-type="float">
            <text:p>-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3008" calcext:value-type="float">
            <text:p>-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4344" calcext:value-type="float">
            <text:p>-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2632" calcext:value-type="float">
            <text:p>-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7496" calcext:value-type="float">
            <text:p>-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5784" calcext:value-type="float">
            <text:p>-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712" calcext:value-type="float">
            <text:p>-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45408" calcext:value-type="float">
            <text:p>-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9" calcext:value-type="float">
            <text:p>-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71672" calcext:value-type="float">
            <text:p>-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044" calcext:value-type="float">
            <text:p>-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616" calcext:value-type="float">
            <text:p>-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0816" calcext:value-type="float">
            <text:p>-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4784" calcext:value-type="float">
            <text:p>-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896" calcext:value-type="float">
            <text:p>-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62528" calcext:value-type="float">
            <text:p>-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996" calcext:value-type="float">
            <text:p>-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9104" calcext:value-type="float">
            <text:p>-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02152" calcext:value-type="float">
            <text:p>-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1904" calcext:value-type="float">
            <text:p>-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4096" calcext:value-type="float">
            <text:p>-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5976" calcext:value-type="float">
            <text:p>-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9776" calcext:value-type="float">
            <text:p>-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3576" calcext:value-type="float">
            <text:p>-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3432" calcext:value-type="float">
            <text:p>-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4768" calcext:value-type="float">
            <text:p>-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96" calcext:value-type="float">
            <text:p>-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0008" calcext:value-type="float">
            <text:p>-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6104" calcext:value-type="float">
            <text:p>-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736" calcext:value-type="float">
            <text:p>-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2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6248" calcext:value-type="float">
            <text:p>-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848" calcext:value-type="float">
            <text:p>-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7728" calcext:value-type="float">
            <text:p>-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26536" calcext:value-type="float">
            <text:p>-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7872" calcext:value-type="float">
            <text:p>-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44824" calcext:value-type="float">
            <text:p>-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90544" calcext:value-type="float">
            <text:p>-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55136" calcext:value-type="float">
            <text:p>-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7808" calcext:value-type="float">
            <text:p>-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52672" calcext:value-type="float">
            <text:p>-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25824" calcext:value-type="float">
            <text:p>-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808" calcext:value-type="float">
            <text:p>-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5592" calcext:value-type="float">
            <text:p>-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8368" calcext:value-type="float">
            <text:p>-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8744" calcext:value-type="float">
            <text:p>-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5216" calcext:value-type="float">
            <text:p>-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7888" calcext:value-type="float">
            <text:p>-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7032" calcext:value-type="float">
            <text:p>-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416" calcext:value-type="float">
            <text:p>-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7408" calcext:value-type="float">
            <text:p>-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004" calcext:value-type="float">
            <text:p>-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1752" calcext:value-type="float">
            <text:p>-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88" calcext:value-type="float">
            <text:p>-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912" calcext:value-type="float">
            <text:p>-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992" calcext:value-type="float">
            <text:p>-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2752" calcext:value-type="float">
            <text:p>-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848" calcext:value-type="float">
            <text:p>-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896" calcext:value-type="float">
            <text:p>-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832" calcext:value-type="float">
            <text:p>-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4152" calcext:value-type="float">
            <text:p>-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3464" calcext:value-type="float">
            <text:p>-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9476" calcext:value-type="float">
            <text:p>-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072" calcext:value-type="float">
            <text:p>-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0064" calcext:value-type="float">
            <text:p>-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1024" calcext:value-type="float">
            <text:p>-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66744" calcext:value-type="float">
            <text:p>-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188" calcext:value-type="float">
            <text:p>-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5304" calcext:value-type="float">
            <text:p>-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6328" calcext:value-type="float">
            <text:p>-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808" calcext:value-type="float">
            <text:p>-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852" calcext:value-type="float">
            <text:p>-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9856" calcext:value-type="float">
            <text:p>-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8792" calcext:value-type="float">
            <text:p>-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4888" calcext:value-type="float">
            <text:p>-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6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9648" calcext:value-type="float">
            <text:p>-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8144" calcext:value-type="float">
            <text:p>-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3568" calcext:value-type="float">
            <text:p>-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232" calcext:value-type="float">
            <text:p>-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4032" calcext:value-type="float">
            <text:p>-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0504" calcext:value-type="float">
            <text:p>-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2592" calcext:value-type="float">
            <text:p>-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4408" calcext:value-type="float">
            <text:p>-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0568" calcext:value-type="float">
            <text:p>-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9608" calcext:value-type="float">
            <text:p>-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7624" calcext:value-type="float">
            <text:p>-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0672" calcext:value-type="float">
            <text:p>-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7144" calcext:value-type="float">
            <text:p>-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2176" calcext:value-type="float">
            <text:p>-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8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4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1072" calcext:value-type="float">
            <text:p>-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416" calcext:value-type="float">
            <text:p>-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392" calcext:value-type="float">
            <text:p>-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7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748" calcext:value-type="float">
            <text:p>-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2304" calcext:value-type="float">
            <text:p>-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6376" calcext:value-type="float">
            <text:p>-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67128" calcext:value-type="float">
            <text:p>-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9696" calcext:value-type="float">
            <text:p>-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824" calcext:value-type="float">
            <text:p>-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9216" calcext:value-type="float">
            <text:p>-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4016" calcext:value-type="float">
            <text:p>-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032" calcext:value-type="float">
            <text:p>-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928" calcext:value-type="float">
            <text:p>-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2096" calcext:value-type="float">
            <text:p>-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8088" calcext:value-type="float">
            <text:p>-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8672" calcext:value-type="float">
            <text:p>-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2576" calcext:value-type="float">
            <text:p>-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1344" calcext:value-type="float">
            <text:p>-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264" calcext:value-type="float">
            <text:p>-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5936" calcext:value-type="float">
            <text:p>-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4224" calcext:value-type="float">
            <text:p>-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5-16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9336" calcext:value-type="float">
            <text:p>-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5536" calcext:value-type="float">
            <text:p>-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3008" calcext:value-type="float">
            <text:p>-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0168" calcext:value-type="float">
            <text:p>-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17976" calcext:value-type="float">
            <text:p>-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952" calcext:value-type="float">
            <text:p>-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2524" calcext:value-type="float">
            <text:p>-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7912" calcext:value-type="float">
            <text:p>-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10584" calcext:value-type="float">
            <text:p>-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61816" calcext:value-type="float">
            <text:p>-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7056" calcext:value-type="float">
            <text:p>-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096" calcext:value-type="float">
            <text:p>-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4384" calcext:value-type="float">
            <text:p>-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6576" calcext:value-type="float">
            <text:p>-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74008" calcext:value-type="float">
            <text:p>-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73424" calcext:value-type="float">
            <text:p>-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78936" calcext:value-type="float">
            <text:p>-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84448" calcext:value-type="float">
            <text:p>-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0232" calcext:value-type="float">
            <text:p>-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6872" calcext:value-type="float">
            <text:p>-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328" calcext:value-type="float">
            <text:p>-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2928" calcext:value-type="float">
            <text:p>-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6352" calcext:value-type="float">
            <text:p>-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3992" calcext:value-type="float">
            <text:p>-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3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8168" calcext:value-type="float">
            <text:p>-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2552" calcext:value-type="float">
            <text:p>-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3784" calcext:value-type="float">
            <text:p>-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1112" calcext:value-type="float">
            <text:p>-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9192" calcext:value-type="float">
            <text:p>-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7104" calcext:value-type="float">
            <text:p>-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4328" calcext:value-type="float">
            <text:p>-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0904" calcext:value-type="float">
            <text:p>-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0632" calcext:value-type="float">
            <text:p>-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0528" calcext:value-type="float">
            <text:p>-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7376" calcext:value-type="float">
            <text:p>-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8024" calcext:value-type="float">
            <text:p>-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0592" calcext:value-type="float">
            <text:p>-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3912" calcext:value-type="float">
            <text:p>-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6312" calcext:value-type="float">
            <text:p>-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064" calcext:value-type="float">
            <text:p>-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1448" calcext:value-type="float">
            <text:p>-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1552" calcext:value-type="float">
            <text:p>-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844" calcext:value-type="float">
            <text:p>-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3744" calcext:value-type="float">
            <text:p>-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0696" calcext:value-type="float">
            <text:p>-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124" calcext:value-type="float">
            <text:p>-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504" calcext:value-type="float">
            <text:p>-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0512" calcext:value-type="float">
            <text:p>-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8632" calcext:value-type="float">
            <text:p>-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9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7568" calcext:value-type="float">
            <text:p>-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368" calcext:value-type="float">
            <text:p>-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2704" calcext:value-type="float">
            <text:p>-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1952" calcext:value-type="float">
            <text:p>-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2808" calcext:value-type="float">
            <text:p>-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904" calcext:value-type="float">
            <text:p>-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9384" calcext:value-type="float">
            <text:p>-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8152" calcext:value-type="float">
            <text:p>-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6064" calcext:value-type="float">
            <text:p>-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6856" calcext:value-type="float">
            <text:p>-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744" calcext:value-type="float">
            <text:p>-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888" calcext:value-type="float">
            <text:p>-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8412" calcext:value-type="float">
            <text:p>-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936" calcext:value-type="float">
            <text:p>-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46" calcext:value-type="float">
            <text:p>-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5832" calcext:value-type="float">
            <text:p>-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0968" calcext:value-type="float">
            <text:p>-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2784" calcext:value-type="float">
            <text:p>-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544" calcext:value-type="float">
            <text:p>-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536" calcext:value-type="float">
            <text:p>-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2408" calcext:value-type="float">
            <text:p>-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7752" calcext:value-type="float">
            <text:p>-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6792" calcext:value-type="float">
            <text:p>-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508" calcext:value-type="float">
            <text:p>-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8544" calcext:value-type="float">
            <text:p>-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6832" calcext:value-type="float">
            <text:p>-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036" calcext:value-type="float">
            <text:p>-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4744" calcext:value-type="float">
            <text:p>-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132" calcext:value-type="float">
            <text:p>-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7896" calcext:value-type="float">
            <text:p>-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0944" calcext:value-type="float">
            <text:p>-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1048" calcext:value-type="float">
            <text:p>-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2384" calcext:value-type="float">
            <text:p>-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2008" calcext:value-type="float">
            <text:p>-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804" calcext:value-type="float">
            <text:p>-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708" calcext:value-type="float">
            <text:p>-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184" calcext:value-type="float">
            <text:p>-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00984" calcext:value-type="float">
            <text:p>-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2424" calcext:value-type="float">
            <text:p>-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1568" calcext:value-type="float">
            <text:p>-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8896" calcext:value-type="float">
            <text:p>-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0128" calcext:value-type="float">
            <text:p>-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9376" calcext:value-type="float">
            <text:p>-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8328" calcext:value-type="float">
            <text:p>-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95472" calcext:value-type="float">
            <text:p>-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4992" calcext:value-type="float">
            <text:p>-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368" calcext:value-type="float">
            <text:p>-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97936" calcext:value-type="float">
            <text:p>-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4512" calcext:value-type="float">
            <text:p>-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44" calcext:value-type="float">
            <text:p>-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1528" calcext:value-type="float">
            <text:p>-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9752" calcext:value-type="float">
            <text:p>-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7456" calcext:value-type="float">
            <text:p>-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5744" calcext:value-type="float">
            <text:p>-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992" calcext:value-type="float">
            <text:p>-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8208" calcext:value-type="float">
            <text:p>-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6704" calcext:value-type="float">
            <text:p>-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6224" calcext:value-type="float">
            <text:p>-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82696" calcext:value-type="float">
            <text:p>-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9544" calcext:value-type="float">
            <text:p>-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6768" calcext:value-type="float">
            <text:p>-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42" calcext:value-type="float">
            <text:p>-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2-0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752" calcext:value-type="float">
            <text:p>-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3824" calcext:value-type="float">
            <text:p>-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72" calcext:value-type="float">
            <text:p>-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5808" calcext:value-type="float">
            <text:p>-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8752" calcext:value-type="float">
            <text:p>-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5704" calcext:value-type="float">
            <text:p>-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468" calcext:value-type="float">
            <text:p>-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848" calcext:value-type="float">
            <text:p>-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0192" calcext:value-type="float">
            <text:p>-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9232" calcext:value-type="float">
            <text:p>-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8272" calcext:value-type="float">
            <text:p>-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9712" calcext:value-type="float">
            <text:p>-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8856" calcext:value-type="float">
            <text:p>-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2864" calcext:value-type="float">
            <text:p>-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3616" calcext:value-type="float">
            <text:p>-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276" calcext:value-type="float">
            <text:p>-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228" calcext:value-type="float">
            <text:p>-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9128" calcext:value-type="float">
            <text:p>-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6456" calcext:value-type="float">
            <text:p>-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7792" calcext:value-type="float">
            <text:p>-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6936" calcext:value-type="float">
            <text:p>-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8648" calcext:value-type="float">
            <text:p>-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824" calcext:value-type="float">
            <text:p>-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892" calcext:value-type="float">
            <text:p>-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416" calcext:value-type="float">
            <text:p>-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4264" calcext:value-type="float">
            <text:p>-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2072" calcext:value-type="float">
            <text:p>-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3408" calcext:value-type="float">
            <text:p>-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1592" calcext:value-type="float">
            <text:p>-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5496" calcext:value-type="float">
            <text:p>-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8064" calcext:value-type="float">
            <text:p>-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416" calcext:value-type="float">
            <text:p>-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5016" calcext:value-type="float">
            <text:p>-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224" calcext:value-type="float">
            <text:p>-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512" calcext:value-type="float">
            <text:p>-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7584" calcext:value-type="float">
            <text:p>-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4536" calcext:value-type="float">
            <text:p>-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6144" calcext:value-type="float">
            <text:p>-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0048" calcext:value-type="float">
            <text:p>-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9672" calcext:value-type="float">
            <text:p>-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1864" calcext:value-type="float">
            <text:p>-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7208" calcext:value-type="float">
            <text:p>-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9024" calcext:value-type="float">
            <text:p>-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1008" calcext:value-type="float">
            <text:p>-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796" calcext:value-type="float">
            <text:p>-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656" calcext:value-type="float">
            <text:p>-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272" calcext:value-type="float">
            <text:p>-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224" calcext:value-type="float">
            <text:p>-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3848" calcext:value-type="float">
            <text:p>-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3368" calcext:value-type="float">
            <text:p>-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652" calcext:value-type="float">
            <text:p>-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5288" calcext:value-type="float">
            <text:p>-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368" calcext:value-type="float">
            <text:p>-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94" calcext:value-type="float">
            <text:p>-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4304" calcext:value-type="float">
            <text:p>-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1464" calcext:value-type="float">
            <text:p>-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5096" calcext:value-type="float">
            <text:p>-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1296" calcext:value-type="float">
            <text:p>-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7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0712" calcext:value-type="float">
            <text:p>-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376" calcext:value-type="float">
            <text:p>-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1088" calcext:value-type="float">
            <text:p>-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0712" calcext:value-type="float">
            <text:p>-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3968" calcext:value-type="float">
            <text:p>-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336" calcext:value-type="float">
            <text:p>-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3864" calcext:value-type="float">
            <text:p>-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6912" calcext:value-type="float">
            <text:p>-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96056" calcext:value-type="float">
            <text:p>-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86912" calcext:value-type="float">
            <text:p>-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7392" calcext:value-type="float">
            <text:p>-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33216" calcext:value-type="float">
            <text:p>-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14344" calcext:value-type="float">
            <text:p>-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3656" calcext:value-type="float">
            <text:p>-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3032" calcext:value-type="float">
            <text:p>-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9296" calcext:value-type="float">
            <text:p>-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816" calcext:value-type="float">
            <text:p>-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6896" calcext:value-type="float">
            <text:p>-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792" calcext:value-type="float">
            <text:p>-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8296" calcext:value-type="float">
            <text:p>-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0112" calcext:value-type="float">
            <text:p>-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4872" calcext:value-type="float">
            <text:p>-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5352" calcext:value-type="float">
            <text:p>-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5248" calcext:value-type="float">
            <text:p>-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2368" calcext:value-type="float">
            <text:p>-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6648" calcext:value-type="float">
            <text:p>-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5896" calcext:value-type="float">
            <text:p>-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3328" calcext:value-type="float">
            <text:p>-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3976" calcext:value-type="float">
            <text:p>-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788" calcext:value-type="float">
            <text:p>-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0072" calcext:value-type="float">
            <text:p>-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608" calcext:value-type="float">
            <text:p>-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5416" calcext:value-type="float">
            <text:p>-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0344" calcext:value-type="float">
            <text:p>-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3872" calcext:value-type="float">
            <text:p>-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216" calcext:value-type="float">
            <text:p>-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1576" calcext:value-type="float">
            <text:p>-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9864" calcext:value-type="float">
            <text:p>-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9488" calcext:value-type="float">
            <text:p>-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6272" calcext:value-type="float">
            <text:p>-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5208" calcext:value-type="float">
            <text:p>-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6168" calcext:value-type="float">
            <text:p>-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5688" calcext:value-type="float">
            <text:p>-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6816" calcext:value-type="float">
            <text:p>-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072" calcext:value-type="float">
            <text:p>-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2912" calcext:value-type="float">
            <text:p>-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4728" calcext:value-type="float">
            <text:p>-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33016" calcext:value-type="float">
            <text:p>-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0448" calcext:value-type="float">
            <text:p>-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7024" calcext:value-type="float">
            <text:p>-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9048" calcext:value-type="float">
            <text:p>-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6544" calcext:value-type="float">
            <text:p>-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3496" calcext:value-type="float">
            <text:p>-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36" calcext:value-type="float">
            <text:p>-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5792" calcext:value-type="float">
            <text:p>-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64" calcext:value-type="float">
            <text:p>-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4456" calcext:value-type="float">
            <text:p>-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3224" calcext:value-type="float">
            <text:p>-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21992" calcext:value-type="float">
            <text:p>-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076" calcext:value-type="float">
            <text:p>-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0656" calcext:value-type="float">
            <text:p>-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4184" calcext:value-type="float">
            <text:p>-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712" calcext:value-type="float">
            <text:p>-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2472" calcext:value-type="float">
            <text:p>-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7232" calcext:value-type="float">
            <text:p>-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9632" calcext:value-type="float">
            <text:p>-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0488" calcext:value-type="float">
            <text:p>-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316" calcext:value-type="float">
            <text:p>-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2032" calcext:value-type="float">
            <text:p>-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48128" calcext:value-type="float">
            <text:p>-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4432" calcext:value-type="float">
            <text:p>-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4912" calcext:value-type="float">
            <text:p>-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488" calcext:value-type="float">
            <text:p>-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736" calcext:value-type="float">
            <text:p>-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5872" calcext:value-type="float">
            <text:p>-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0152" calcext:value-type="float">
            <text:p>-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4056" calcext:value-type="float">
            <text:p>-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1384" calcext:value-type="float">
            <text:p>-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712" calcext:value-type="float">
            <text:p>-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76728" calcext:value-type="float">
            <text:p>-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988" calcext:value-type="float">
            <text:p>-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4368" calcext:value-type="float">
            <text:p>-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18" calcext:value-type="float">
            <text:p>-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84" calcext:value-type="float">
            <text:p>-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0464" calcext:value-type="float">
            <text:p>-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14472" calcext:value-type="float">
            <text:p>-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9984" calcext:value-type="float">
            <text:p>-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7312" calcext:value-type="float">
            <text:p>-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37688" calcext:value-type="float">
            <text:p>-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3888" calcext:value-type="float">
            <text:p>-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89504" calcext:value-type="float">
            <text:p>-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71216" calcext:value-type="float">
            <text:p>-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656" calcext:value-type="float">
            <text:p>-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2608" calcext:value-type="float">
            <text:p>-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8704" calcext:value-type="float">
            <text:p>-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26664" calcext:value-type="float">
            <text:p>-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1152" calcext:value-type="float">
            <text:p>-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84576" calcext:value-type="float">
            <text:p>-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6288" calcext:value-type="float">
            <text:p>-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8688" calcext:value-type="float">
            <text:p>-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6016" calcext:value-type="float">
            <text:p>-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6976" calcext:value-type="float">
            <text:p>-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1736" calcext:value-type="float">
            <text:p>-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3928" calcext:value-type="float">
            <text:p>-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0024" calcext:value-type="float">
            <text:p>-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3072" calcext:value-type="float">
            <text:p>-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6392" calcext:value-type="float">
            <text:p>-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2216" calcext:value-type="float">
            <text:p>-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66" calcext:value-type="float">
            <text:p>-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612" calcext:value-type="float">
            <text:p>-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55264" calcext:value-type="float">
            <text:p>-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7184" calcext:value-type="float">
            <text:p>-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73552" calcext:value-type="float">
            <text:p>-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1564" calcext:value-type="float">
            <text:p>-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0776" calcext:value-type="float">
            <text:p>-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7832" calcext:value-type="float">
            <text:p>-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49168" calcext:value-type="float">
            <text:p>-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3088" calcext:value-type="float">
            <text:p>-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0296" calcext:value-type="float">
            <text:p>-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1256" calcext:value-type="float">
            <text:p>-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6496" calcext:value-type="float">
            <text:p>-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27248" calcext:value-type="float">
            <text:p>-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2112" calcext:value-type="float">
            <text:p>-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7352" calcext:value-type="float">
            <text:p>-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2968" calcext:value-type="float">
            <text:p>-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2488" calcext:value-type="float">
            <text:p>-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5056" calcext:value-type="float">
            <text:p>-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4952" calcext:value-type="float">
            <text:p>-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9816" calcext:value-type="float">
            <text:p>-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3448" calcext:value-type="float">
            <text:p>-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05912" calcext:value-type="float">
            <text:p>-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8104" calcext:value-type="float">
            <text:p>-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3344" calcext:value-type="float">
            <text:p>-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51632" calcext:value-type="float">
            <text:p>-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2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48584" calcext:value-type="float">
            <text:p>-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004" calcext:value-type="float">
            <text:p>-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6136" calcext:value-type="float">
            <text:p>-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756" calcext:value-type="float">
            <text:p>-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74136" calcext:value-type="float">
            <text:p>-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3112" calcext:value-type="float">
            <text:p>-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1024" calcext:value-type="float">
            <text:p>-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04616" calcext:value-type="float">
            <text:p>-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5432" calcext:value-type="float">
            <text:p>-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96184" calcext:value-type="float">
            <text:p>-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62656" calcext:value-type="float">
            <text:p>-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2448" calcext:value-type="float">
            <text:p>-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8608" calcext:value-type="float">
            <text:p>-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9088" calcext:value-type="float">
            <text:p>-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7856" calcext:value-type="float">
            <text:p>-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4808" calcext:value-type="float">
            <text:p>-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3472" calcext:value-type="float">
            <text:p>-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5184" calcext:value-type="float">
            <text:p>-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3952" calcext:value-type="float">
            <text:p>-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3096" calcext:value-type="float">
            <text:p>-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2616" calcext:value-type="float">
            <text:p>-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06624" calcext:value-type="float">
            <text:p>-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5664" calcext:value-type="float">
            <text:p>-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424" calcext:value-type="float">
            <text:p>-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9944" calcext:value-type="float">
            <text:p>-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5456" calcext:value-type="float">
            <text:p>-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1176" calcext:value-type="float">
            <text:p>-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1928" calcext:value-type="float">
            <text:p>-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34216" calcext:value-type="float">
            <text:p>-2.43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350709677419" calcext:value-type="float">
            <text:p>-2.3735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60864" calcext:value-type="float">
            <text:p>-2.26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775819354839" calcext:value-type="float">
            <text:p>-2.3177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7244335483871" calcext:value-type="float">
            <text:p>-2.0724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7354" calcext:value-type="float">
            <text:p>-2.197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395672727273" calcext:value-type="float">
            <text:p>-2.49395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0112" calcext:value-type="float">
            <text:p>-2.78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089780645161" calcext:value-type="float">
            <text:p>-2.9308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303310344828" calcext:value-type="float">
            <text:p>-2.853033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255251612903" calcext:value-type="float">
            <text:p>-2.552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061522580645" calcext:value-type="float">
            <text:p>-2.390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6024" calcext:value-type="float">
            <text:p>-2.20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218348387097" calcext:value-type="float">
            <text:p>-1.8121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0308" calcext:value-type="float">
            <text:p>-2.21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32103225807" calcext:value-type="float">
            <text:p>-1.8803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578090322581" calcext:value-type="float">
            <text:p>-1.83578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02928" calcext:value-type="float">
            <text:p>-2.1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3973496774193" calcext:value-type="float">
            <text:p>-3.1397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35168" calcext:value-type="float">
            <text:p>-3.09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961316129032" calcext:value-type="float">
            <text:p>-3.3696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691685714286" calcext:value-type="float">
            <text:p>-3.41691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9076438709677" calcext:value-type="float">
            <text:p>-3.1907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74967741935" calcext:value-type="float">
            <text:p>-2.9747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58264" calcext:value-type="float">
            <text:p>-2.7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794270967742" calcext:value-type="float">
            <text:p>-2.687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620216" calcext:value-type="float">
            <text:p>-2.66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582606451613" calcext:value-type="float">
            <text:p>-2.565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609780645161" calcext:value-type="float">
            <text:p>-2.6260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26208" calcext:value-type="float">
            <text:p>-2.78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721909677419" calcext:value-type="float">
            <text:p>-3.117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109416" calcext:value-type="float">
            <text:p>-2.91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03135483871" calcext:value-type="float">
            <text:p>-3.000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1930142857143" calcext:value-type="float">
            <text:p>-3.11930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3315329032258" calcext:value-type="float">
            <text:p>-3.0331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086322580645" calcext:value-type="float">
            <text:p>-2.850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265376" calcext:value-type="float">
            <text:p>-2.72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406219354839" calcext:value-type="float">
            <text:p>-2.46406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88136" calcext:value-type="float">
            <text:p>-2.64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00008" calcext:value-type="float">
            <text:p>-2.1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8024" calcext:value-type="float">
            <text:p>-2.27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99615483871" calcext:value-type="float">
            <text:p>-2.4699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5768" calcext:value-type="float">
            <text:p>-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107174193548" calcext:value-type="float">
            <text:p>-2.6510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50038709677" calcext:value-type="float">
            <text:p>-2.6025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19328" calcext:value-type="float">
            <text:p>-2.61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6904" calcext:value-type="float">
            <text:p>-2.4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792622222222" calcext:value-type="float">
            <text:p>-1.97792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20924" calcext:value-type="float">
            <text:p>-2.8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4723670588235" calcext:value-type="float">
            <text:p>-2.9472367058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3729056" calcext:value-type="float">
            <text:p>-3.437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3500361290323" calcext:value-type="float">
            <text:p>-3.3350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174432" calcext:value-type="float">
            <text:p>-3.3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190273684211" calcext:value-type="float">
            <text:p>-3.071902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11224" calcext:value-type="float">
            <text:p>-2.68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197987096774" calcext:value-type="float">
            <text:p>-2.5919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175432258064" calcext:value-type="float">
            <text:p>-2.5817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029408" calcext:value-type="float">
            <text:p>-2.8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6538529032258" calcext:value-type="float">
            <text:p>-3.3653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66856" calcext:value-type="float">
            <text:p>-3.6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2466193548387" calcext:value-type="float">
            <text:p>-3.624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402228571429" calcext:value-type="float">
            <text:p>-3.4440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1208851612903" calcext:value-type="float">
            <text:p>-3.41208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79064" calcext:value-type="float">
            <text:p>-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9524" calcext:value-type="float">
            <text:p>-3.0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092" calcext:value-type="float">
            <text:p>-2.89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577032" calcext:value-type="float">
            <text:p>-2.85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815612903226" calcext:value-type="float">
            <text:p>-3.068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7946322580645" calcext:value-type="float">
            <text:p>-3.0794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09992" calcext:value-type="float">
            <text:p>-3.32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7609058064516" calcext:value-type="float">
            <text:p>-3.57609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843968" calcext:value-type="float">
            <text:p>-3.7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2904" calcext:value-type="float">
            <text:p>-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2525914285714" calcext:value-type="float">
            <text:p>-3.32525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075733333333" calcext:value-type="float">
            <text:p>-3.1807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576342857143" calcext:value-type="float">
            <text:p>-3.0057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410219354839" calcext:value-type="float">
            <text:p>-2.78410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960436363636" calcext:value-type="float">
            <text:p>-2.69960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3228" calcext:value-type="float">
            <text:p>-2.71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91968" calcext:value-type="float">
            <text:p>-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2344" calcext:value-type="float">
            <text:p>-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91657142857" calcext:value-type="float">
            <text:p>-2.68891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88336" calcext:value-type="float">
            <text:p>-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824361290323" calcext:value-type="float">
            <text:p>-2.5882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9228" calcext:value-type="float">
            <text:p>-2.45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50625" calcext:value-type="float">
            <text:p>-2.405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70112" calcext:value-type="float">
            <text:p>-2.1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04944516129" calcext:value-type="float">
            <text:p>-1.940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14795" calcext:value-type="float">
            <text:p>-1.9314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903184" calcext:value-type="float">
            <text:p>-2.0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632937931034" calcext:value-type="float">
            <text:p>-2.346329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492225" calcext:value-type="float">
            <text:p>-2.0449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63535483871" calcext:value-type="float">
            <text:p>-2.0846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435225806452" calcext:value-type="float">
            <text:p>-1.884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13252" calcext:value-type="float">
            <text:p>-1.611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421213793103" calcext:value-type="float">
            <text:p>-2.35421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50775" calcext:value-type="float">
            <text:p>-2.525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26868965517" calcext:value-type="float">
            <text:p>-2.38626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605290322581" calcext:value-type="float">
            <text:p>-1.7260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05703225806" calcext:value-type="float">
            <text:p>-1.29205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636567741936" calcext:value-type="float">
            <text:p>-1.4263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146683870968" calcext:value-type="float">
            <text:p>-1.4614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56944516129" calcext:value-type="float">
            <text:p>-1.6356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973729032258" calcext:value-type="float">
            <text:p>-1.6097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480387096774" calcext:value-type="float">
            <text:p>-1.5648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690296774194" calcext:value-type="float">
            <text:p>-1.8169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971975" calcext:value-type="float">
            <text:p>-2.3297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506542857143" calcext:value-type="float">
            <text:p>-2.7550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036593548387" calcext:value-type="float">
            <text:p>-2.7803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478933333333" calcext:value-type="float">
            <text:p>-2.6747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83168" calcext:value-type="float">
            <text:p>-2.12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159571428571" calcext:value-type="float">
            <text:p>-1.88159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442085714286" calcext:value-type="float">
            <text:p>-1.73442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94505" calcext:value-type="float">
            <text:p>-1.6994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02144" calcext:value-type="float">
            <text:p>-2.0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413832258065" calcext:value-type="float">
            <text:p>-1.8441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565175" calcext:value-type="float">
            <text:p>-1.7856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2892" calcext:value-type="float">
            <text:p>-1.8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23205" calcext:value-type="float">
            <text:p>-1.802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39504" calcext:value-type="float">
            <text:p>-2.1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11075" calcext:value-type="float">
            <text:p>-2.0291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42228571429" calcext:value-type="float">
            <text:p>-2.4534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6362875" calcext:value-type="float">
            <text:p>-2.363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576283870968" calcext:value-type="float">
            <text:p>-2.3057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841238709677" calcext:value-type="float">
            <text:p>-1.89841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84825806452" calcext:value-type="float">
            <text:p>-1.6618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73528" calcext:value-type="float">
            <text:p>-1.5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0669419354839" calcext:value-type="float">
            <text:p>-0.98066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4805161290323" calcext:value-type="float">
            <text:p>-0.71480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8685935483871" calcext:value-type="float">
            <text:p>-0.7686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49496774194" calcext:value-type="float">
            <text:p>-1.2194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12689655172" calcext:value-type="float">
            <text:p>-1.47512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4584" calcext:value-type="float">
            <text:p>-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966151724138" calcext:value-type="float">
            <text:p>-1.469661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88565" calcext:value-type="float">
            <text:p>-1.5188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5103" calcext:value-type="float">
            <text:p>-1.205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7872" calcext:value-type="float">
            <text:p>-1.243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5961548387097" calcext:value-type="float">
            <text:p>-0.9459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7494709677419" calcext:value-type="float">
            <text:p>-0.6274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7460129032258" calcext:value-type="float">
            <text:p>-0.54746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0437818181818" calcext:value-type="float">
            <text:p>-0.570437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28688" calcext:value-type="float">
            <text:p>-0.7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0402" calcext:value-type="float">
            <text:p>-0.93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5208" calcext:value-type="float">
            <text:p>-1.7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739375" calcext:value-type="float">
            <text:p>-2.007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757828571429" calcext:value-type="float">
            <text:p>-2.17757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965651612903" calcext:value-type="float">
            <text:p>-1.4796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649341935484" calcext:value-type="float">
            <text:p>-1.0964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54032" calcext:value-type="float">
            <text:p>-0.96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12656" calcext:value-type="float">
            <text:p>-0.93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2432" calcext:value-type="float">
            <text:p>-1.46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711575" calcext:value-type="float">
            <text:p>-1.3071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651019354839" calcext:value-type="float">
            <text:p>-1.4765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0107303225807" calcext:value-type="float">
            <text:p>-1.8010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841187096774" calcext:value-type="float">
            <text:p>-2.238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315948387097" calcext:value-type="float">
            <text:p>-2.7631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501455" calcext:value-type="float">
            <text:p>-3.4501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0937628571429" calcext:value-type="float">
            <text:p>-3.60937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620304516129" calcext:value-type="float">
            <text:p>-3.562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2339561290323" calcext:value-type="float">
            <text:p>-3.4233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415224" calcext:value-type="float">
            <text:p>-3.3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4474785" calcext:value-type="float">
            <text:p>-3.4474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0307251612903" calcext:value-type="float">
            <text:p>-2.9030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675122580645" calcext:value-type="float">
            <text:p>-2.7167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79675" calcext:value-type="float">
            <text:p>-2.787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37712" calcext:value-type="float">
            <text:p>-2.8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775690322581" calcext:value-type="float">
            <text:p>-3.16775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435638709677" calcext:value-type="float">
            <text:p>-2.974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3512" calcext:value-type="float">
            <text:p>-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6324" calcext:value-type="float">
            <text:p>-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978495483871" calcext:value-type="float">
            <text:p>-3.097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5469187096774" calcext:value-type="float">
            <text:p>-2.954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8056258064516" calcext:value-type="float">
            <text:p>-2.780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3003070967742" calcext:value-type="float">
            <text:p>-2.6300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72672" calcext:value-type="float">
            <text:p>-2.41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053575" calcext:value-type="float">
            <text:p>-2.00053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98322580645" calcext:value-type="float">
            <text:p>-1.905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148361290323" calcext:value-type="float">
            <text:p>-1.8414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034348387097" calcext:value-type="float">
            <text:p>-2.3303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197961290323" calcext:value-type="float">
            <text:p>-2.7619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6254580645161" calcext:value-type="float">
            <text:p>-3.1625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22352275862069" calcext:value-type="float">
            <text:p>-3.22352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956" calcext:value-type="float">
            <text:p>-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7553625806452" calcext:value-type="float">
            <text:p>-2.9755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4053935483871" calcext:value-type="float">
            <text:p>-2.840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6329775" calcext:value-type="float">
            <text:p>-2.7632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9364541935484" calcext:value-type="float">
            <text:p>-2.6936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604" calcext:value-type="float">
            <text:p>-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98375" calcext:value-type="float">
            <text:p>-2.509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6797" calcext:value-type="float">
            <text:p>-2.566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70825" calcext:value-type="float">
            <text:p>-2.61870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93502735483871" calcext:value-type="float">
            <text:p>-2.935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1832438709677" calcext:value-type="float">
            <text:p>-2.7183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183696551724" calcext:value-type="float">
            <text:p>-2.53183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704525" calcext:value-type="float">
            <text:p>-2.2670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41935483871" calcext:value-type="float">
            <text:p>-2.2614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815793548387" calcext:value-type="float">
            <text:p>-1.8781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360525" calcext:value-type="float">
            <text:p>-1.41360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497780645161" calcext:value-type="float">
            <text:p>-1.2849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962812903226" calcext:value-type="float">
            <text:p>-1.1296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84155" calcext:value-type="float">
            <text:p>-1.0384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9700689655172" calcext:value-type="float">
            <text:p>-0.889700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681625" calcext:value-type="float">
            <text:p>-1.1968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92258064516" calcext:value-type="float">
            <text:p>-1.850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962683870968" calcext:value-type="float">
            <text:p>-1.979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1868" calcext:value-type="float">
            <text:p>-1.9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1232" calcext:value-type="float">
            <text:p>-1.77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570580645161" calcext:value-type="float">
            <text:p>-1.7757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289528" calcext:value-type="float">
            <text:p>-1.6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132180645161" calcext:value-type="float">
            <text:p>-1.7513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70864516129" calcext:value-type="float">
            <text:p>-1.4297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634890322581" calcext:value-type="float">
            <text:p>-1.0463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8517935483871" calcext:value-type="float">
            <text:p>-0.9485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334709677419" calcext:value-type="float">
            <text:p>-0.8713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91675" calcext:value-type="float">
            <text:p>-0.959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486787096774" calcext:value-type="float">
            <text:p>-1.3148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980103225807" calcext:value-type="float">
            <text:p>-1.5298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626786206897" calcext:value-type="float">
            <text:p>-1.486267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7686" calcext:value-type="float">
            <text:p>-1.297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366967741936" calcext:value-type="float">
            <text:p>-0.95736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3179612903226" calcext:value-type="float">
            <text:p>-0.93317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4278451612903" calcext:value-type="float">
            <text:p>-0.97427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49465" calcext:value-type="float">
            <text:p>-0.7149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0045" calcext:value-type="float">
            <text:p>-0.360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546175" calcext:value-type="float">
            <text:p>-0.2654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39616" calcext:value-type="float">
            <text:p>-0.4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931509677419" calcext:value-type="float">
            <text:p>-1.599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474575" calcext:value-type="float">
            <text:p>-1.3947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65832" calcext:value-type="float">
            <text:p>-1.51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295975" calcext:value-type="float">
            <text:p>-1.58295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58925" calcext:value-type="float">
            <text:p>-1.425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89232" calcext:value-type="float">
            <text:p>-1.18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2347" calcext:value-type="float">
            <text:p>-1.252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701393548387" calcext:value-type="float">
            <text:p>-1.1070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663475" calcext:value-type="float">
            <text:p>-0.50663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0687225806452" calcext:value-type="float">
            <text:p>-0.68068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1739870967742" calcext:value-type="float">
            <text:p>-0.6717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5845" calcext:value-type="float">
            <text:p>-1.04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92304" calcext:value-type="float">
            <text:p>-1.25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063" calcext:value-type="float">
            <text:p>-1.23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362857142857" calcext:value-type="float">
            <text:p>-1.2736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704175" calcext:value-type="float">
            <text:p>-1.4770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328877419355" calcext:value-type="float">
            <text:p>-1.4132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28448" calcext:value-type="float">
            <text:p>-1.2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8138575" calcext:value-type="float">
            <text:p>-1.18138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6816" calcext:value-type="float">
            <text:p>-0.9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14635" calcext:value-type="float">
            <text:p>-1.0414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49238709677" calcext:value-type="float">
            <text:p>-1.014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4394" calcext:value-type="float">
            <text:p>-1.0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314916129032" calcext:value-type="float">
            <text:p>-1.9431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846374193548" calcext:value-type="float">
            <text:p>-2.358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390704516129" calcext:value-type="float">
            <text:p>-2.7390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59779310345" calcext:value-type="float">
            <text:p>-2.273597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95845" calcext:value-type="float">
            <text:p>-2.009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906575" calcext:value-type="float">
            <text:p>-1.6690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6784" calcext:value-type="float">
            <text:p>-1.4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71385" calcext:value-type="float">
            <text:p>-0.7271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1560774193548" calcext:value-type="float">
            <text:p>-0.54156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5597419354839" calcext:value-type="float">
            <text:p>-0.7855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239225" calcext:value-type="float">
            <text:p>-0.8523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7465987096774" calcext:value-type="float">
            <text:p>-1.1746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712929032258" calcext:value-type="float">
            <text:p>-1.3171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843709090909" calcext:value-type="float">
            <text:p>-1.7884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523148387097" calcext:value-type="float">
            <text:p>-1.8152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668165517241" calcext:value-type="float">
            <text:p>-1.90668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992675" calcext:value-type="float">
            <text:p>-1.6999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48384516129" calcext:value-type="float">
            <text:p>-1.6448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78864516129" calcext:value-type="float">
            <text:p>-1.64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036425" calcext:value-type="float">
            <text:p>-1.3903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1606709677419" calcext:value-type="float">
            <text:p>-0.7616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5025032258065" calcext:value-type="float">
            <text:p>-0.65502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971025" calcext:value-type="float">
            <text:p>-0.72971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4000975" calcext:value-type="float">
            <text:p>-0.8400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444" calcext:value-type="float">
            <text:p>-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75432258065" calcext:value-type="float">
            <text:p>-1.8197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207922580645" calcext:value-type="float">
            <text:p>-1.9120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44104" calcext:value-type="float">
            <text:p>-2.0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73235" calcext:value-type="float">
            <text:p>-2.2073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74864516129" calcext:value-type="float">
            <text:p>-2.25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41" calcext:value-type="float">
            <text:p>-2.3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8048" calcext:value-type="float">
            <text:p>-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97872" calcext:value-type="float">
            <text:p>-0.98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631875" calcext:value-type="float">
            <text:p>-1.0263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375741935484" calcext:value-type="float">
            <text:p>-1.3037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943175" calcext:value-type="float">
            <text:p>-1.54943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798348387097" calcext:value-type="float">
            <text:p>-2.4979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530935" calcext:value-type="float">
            <text:p>-2.6530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5019247058823" calcext:value-type="float">
            <text:p>-2.7501924705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5144" calcext:value-type="float">
            <text:p>-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0396" calcext:value-type="float">
            <text:p>-2.298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996188235294" calcext:value-type="float">
            <text:p>-2.249961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039828571429" calcext:value-type="float">
            <text:p>-1.8803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022086956522" calcext:value-type="float">
            <text:p>-1.270220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897470967742" calcext:value-type="float">
            <text:p>-1.038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239870967742" calcext:value-type="float">
            <text:p>-1.002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61696" calcext:value-type="float">
            <text:p>-1.30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965625806452" calcext:value-type="float">
            <text:p>-1.6496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71128" calcext:value-type="float">
            <text:p>-2.14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035561290323" calcext:value-type="float">
            <text:p>-1.9603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973" calcext:value-type="float">
            <text:p>-1.64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285496774194" calcext:value-type="float">
            <text:p>-1.432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99329032258" calcext:value-type="float">
            <text:p>-1.3719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56670967742" calcext:value-type="float">
            <text:p>-1.20356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3361" calcext:value-type="float">
            <text:p>-0.983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15037419354839" calcext:value-type="float">
            <text:p>-0.011503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6015" calcext:value-type="float">
            <text:p>0.2406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85725" calcext:value-type="float">
            <text:p>0.008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4366193548387" calcext:value-type="float">
            <text:p>-0.3243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669475" calcext:value-type="float">
            <text:p>-0.9866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108464516129" calcext:value-type="float">
            <text:p>-1.7710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554525" calcext:value-type="float">
            <text:p>-1.6955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136771428572" calcext:value-type="float">
            <text:p>-1.58136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4295475" calcext:value-type="float">
            <text:p>-1.5429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38935" calcext:value-type="float">
            <text:p>-1.433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995741935484" calcext:value-type="float">
            <text:p>-1.3799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0422" calcext:value-type="float">
            <text:p>-1.09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0167483870968" calcext:value-type="float">
            <text:p>-0.16016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7833" calcext:value-type="float">
            <text:p>-0.187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9936" calcext:value-type="float">
            <text:p>-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0282838709677" calcext:value-type="float">
            <text:p>-0.37028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27575" calcext:value-type="float">
            <text:p>-0.30127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632567741936" calcext:value-type="float">
            <text:p>-1.1063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941175" calcext:value-type="float">
            <text:p>-1.3894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20016" calcext:value-type="float">
            <text:p>-1.2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0076" calcext:value-type="float">
            <text:p>-1.3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6449" calcext:value-type="float">
            <text:p>-1.306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801419354839" calcext:value-type="float">
            <text:p>-1.3180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221765517241" calcext:value-type="float">
            <text:p>-1.24221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725109677419" calcext:value-type="float">
            <text:p>-1.087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710975" calcext:value-type="float">
            <text:p>-0.4971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6945806451613" calcext:value-type="float">
            <text:p>-0.26694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1728774193548" calcext:value-type="float">
            <text:p>-0.36172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3151483870968" calcext:value-type="float">
            <text:p>-0.4131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484387096774" calcext:value-type="float">
            <text:p>-0.18848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601075" calcext:value-type="float">
            <text:p>-0.0860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97875" calcext:value-type="float">
            <text:p>0.5919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1294451612903" calcext:value-type="float">
            <text:p>0.7212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3769806451613" calcext:value-type="float">
            <text:p>0.76376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31605" calcext:value-type="float">
            <text:p>0.9031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83638709677" calcext:value-type="float">
            <text:p>1.4808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32875" calcext:value-type="float">
            <text:p>1.4873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206" calcext:value-type="float">
            <text:p>1.2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70167741936" calcext:value-type="float">
            <text:p>1.0667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01675" calcext:value-type="float">
            <text:p>0.1340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7900129032258" calcext:value-type="float">
            <text:p>0.25790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1134725" calcext:value-type="float">
            <text:p>-0.11134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4526896551724" calcext:value-type="float">
            <text:p>0.0484526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916775" calcext:value-type="float">
            <text:p>0.1991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91665" calcext:value-type="float">
            <text:p>0.1891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7530064516129" calcext:value-type="float">
            <text:p>0.19753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7695" calcext:value-type="float">
            <text:p>0.0607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350709677419" calcext:value-type="float">
            <text:p>0.237350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44875" calcext:value-type="float">
            <text:p>0.9234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415175" calcext:value-type="float">
            <text:p>1.21415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29035" calcext:value-type="float">
            <text:p>1.1329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8588387096774" calcext:value-type="float">
            <text:p>0.258588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49705" calcext:value-type="float">
            <text:p>0.1449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852524137931" calcext:value-type="float">
            <text:p>0.20852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210175" calcext:value-type="float">
            <text:p>0.0521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858875" calcext:value-type="float">
            <text:p>0.13858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2266838709677" calcext:value-type="float">
            <text:p>0.2422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2578" calcext:value-type="float">
            <text:p>-0.05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0375741935484" calcext:value-type="float">
            <text:p>0.13037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053625" calcext:value-type="float">
            <text:p>0.4805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166" calcext:value-type="float">
            <text:p>0.18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539790967741936" calcext:value-type="float">
            <text:p>0.05397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8427" calcext:value-type="float">
            <text:p>-0.3684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83949677419355" calcext:value-type="float">
            <text:p>-0.38394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300775" calcext:value-type="float">
            <text:p>-0.4430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42232" calcext:value-type="float">
            <text:p>-0.4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33975" calcext:value-type="float">
            <text:p>-0.5133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3118" calcext:value-type="float">
            <text:p>-0.56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00265290322581" calcext:value-type="float">
            <text:p>-0.5002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25549090909091" calcext:value-type="float">
            <text:p>-0.05255490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491612903226" calcext:value-type="float">
            <text:p>0.3814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97725" calcext:value-type="float">
            <text:p>0.5799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133075" calcext:value-type="float">
            <text:p>0.7413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3817032258064" calcext:value-type="float">
            <text:p>-0.13381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54805" calcext:value-type="float">
            <text:p>-0.4154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093677419355" calcext:value-type="float">
            <text:p>-0.7740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106125" calcext:value-type="float">
            <text:p>-0.8710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1250206896552" calcext:value-type="float">
            <text:p>-0.701250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6062" calcext:value-type="float">
            <text:p>-0.496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79545" calcext:value-type="float">
            <text:p>-0.3979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629935483871" calcext:value-type="float">
            <text:p>-0.3206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7274181818182" calcext:value-type="float">
            <text:p>-0.427274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7541419354839" calcext:value-type="float">
            <text:p>-0.337541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8924925" calcext:value-type="float">
            <text:p>-0.0892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592455" calcext:value-type="float">
            <text:p>-0.0592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23371096774194" calcext:value-type="float">
            <text:p>-0.5233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27125" calcext:value-type="float">
            <text:p>-1.0272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415664516129" calcext:value-type="float">
            <text:p>-1.204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158125" calcext:value-type="float">
            <text:p>-1.2215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921406896552" calcext:value-type="float">
            <text:p>-1.27921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266222222222" calcext:value-type="float">
            <text:p>-1.26266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465292631579" calcext:value-type="float">
            <text:p>-1.146529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4776" calcext:value-type="float">
            <text:p>-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91408695652" calcext:value-type="float">
            <text:p>-1.16791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6772" calcext:value-type="float">
            <text:p>-1.0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48616258064516" calcext:value-type="float">
            <text:p>-0.94861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827535483871" calcext:value-type="float">
            <text:p>-0.728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8104" calcext:value-type="float">
            <text:p>-0.5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4311" calcext:value-type="float">
            <text:p>-0.964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85728" calcext:value-type="float">
            <text:p>-1.12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3138012903226" calcext:value-type="float">
            <text:p>-1.4313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4876" calcext:value-type="float">
            <text:p>-1.6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2872" calcext:value-type="float">
            <text:p>-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7924" calcext:value-type="float">
            <text:p>-1.6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627864" calcext:value-type="float">
            <text:p>-1.2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02312258064516" calcext:value-type="float">
            <text:p>-0.80231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87775483871" calcext:value-type="float">
            <text:p>-1.3787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01168" calcext:value-type="float">
            <text:p>-1.29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216757894737" calcext:value-type="float">
            <text:p>-1.862167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7" calcext:value-type="float">
            <text:p>-1.91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265737931035" calcext:value-type="float">
            <text:p>-1.92265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3768" calcext:value-type="float">
            <text:p>-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95938461539" calcext:value-type="float">
            <text:p>-1.6679593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6256" calcext:value-type="float">
            <text:p>-1.6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39733333333" calcext:value-type="float">
            <text:p>-1.69739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90904" calcext:value-type="float">
            <text:p>-1.4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27870967742" calcext:value-type="float">
            <text:p>-1.5662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292387096774" calcext:value-type="float">
            <text:p>-1.7629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290690909091" calcext:value-type="float">
            <text:p>-1.8529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072619354839" calcext:value-type="float">
            <text:p>-1.680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5728492307692" calcext:value-type="float">
            <text:p>-1.95728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362374193548" calcext:value-type="float">
            <text:p>-1.7336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539353846154" calcext:value-type="float">
            <text:p>-1.595393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258270967742" calcext:value-type="float">
            <text:p>-1.7125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0952" calcext:value-type="float">
            <text:p>-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18792" calcext:value-type="float">
            <text:p>-1.4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8724" calcext:value-type="float">
            <text:p>-1.569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7812" calcext:value-type="float">
            <text:p>-1.79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99970322580645" calcext:value-type="float">
            <text:p>-0.49997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8822068965517" calcext:value-type="float">
            <text:p>0.428822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1024" calcext:value-type="float">
            <text:p>0.7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26352" calcext:value-type="float">
            <text:p>0.6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3845161290323" calcext:value-type="float">
            <text:p>0.65384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9416857142857" calcext:value-type="float">
            <text:p>0.55941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108571428572" calcext:value-type="float">
            <text:p>0.542108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7989" calcext:value-type="float">
            <text:p>0.927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3544" calcext:value-type="float">
            <text:p>0.98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81264516129" calcext:value-type="float">
            <text:p>1.1188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89616" calcext:value-type="float">
            <text:p>1.03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93961290323" calcext:value-type="float">
            <text:p>1.298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01495652174" calcext:value-type="float">
            <text:p>1.09701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0904" calcext:value-type="float">
            <text:p>1.28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601290322581" calcext:value-type="float">
            <text:p>0.90260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038" calcext:value-type="float">
            <text:p>0.50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6373161290323" calcext:value-type="float">
            <text:p>0.30637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910571428571" calcext:value-type="float">
            <text:p>0.481910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530322580645" calcext:value-type="float">
            <text:p>0.40853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1537806451613" calcext:value-type="float">
            <text:p>0.4315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6816" calcext:value-type="float">
            <text:p>0.6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5852129032258" calcext:value-type="float">
            <text:p>0.6358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06008" calcext:value-type="float">
            <text:p>0.59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0456516129032" calcext:value-type="float">
            <text:p>0.2604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5186580645161" calcext:value-type="float">
            <text:p>0.91518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1392" calcext:value-type="float">
            <text:p>0.37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7275612903226" calcext:value-type="float">
            <text:p>-0.1772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920496" calcext:value-type="float">
            <text:p>-0.0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05297548387097" calcext:value-type="float">
            <text:p>-0.20529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0867862068965" calcext:value-type="float">
            <text:p>-0.1908678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298064516129" calcext:value-type="float">
            <text:p>-0.2462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5124129032258" calcext:value-type="float">
            <text:p>-0.1451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0544" calcext:value-type="float">
            <text:p>0.3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90864516129" calcext:value-type="float">
            <text:p>0.3629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18456" calcext:value-type="float">
            <text:p>0.49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521109677419355" calcext:value-type="float">
            <text:p>-0.0052110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7951483870968" calcext:value-type="float">
            <text:p>0.71795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9544" calcext:value-type="float">
            <text:p>0.6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9114838709677" calcext:value-type="float">
            <text:p>0.16911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99792" calcext:value-type="float">
            <text:p>0.23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66510967741936" calcext:value-type="float">
            <text:p>0.096651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953714285714" calcext:value-type="float">
            <text:p>0.55495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53264516129" calcext:value-type="float">
            <text:p>0.4025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3782193548387" calcext:value-type="float">
            <text:p>0.22378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06184" calcext:value-type="float">
            <text:p>0.6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889290322581" calcext:value-type="float">
            <text:p>0.5398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8744" calcext:value-type="float">
            <text:p>0.56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55811612903226" calcext:value-type="float">
            <text:p>-0.065581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6812129032258" calcext:value-type="float">
            <text:p>0.69681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83856" calcext:value-type="float">
            <text:p>0.74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3995870967742" calcext:value-type="float">
            <text:p>0.4339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3472" calcext:value-type="float">
            <text:p>0.39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43261935483871" calcext:value-type="float">
            <text:p>-0.004326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8204" calcext:value-type="float">
            <text:p>0.1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774864516129" calcext:value-type="float">
            <text:p>-0.9877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61913548387097" calcext:value-type="float">
            <text:p>-0.56191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9856" calcext:value-type="float">
            <text:p>0.3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1838451612903" calcext:value-type="float">
            <text:p>0.5018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13112" calcext:value-type="float">
            <text:p>0.99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877161290323" calcext:value-type="float">
            <text:p>0.52887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961058064516" calcext:value-type="float">
            <text:p>1.2596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4648" calcext:value-type="float">
            <text:p>0.8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0560516129032" calcext:value-type="float">
            <text:p>0.3305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9456" calcext:value-type="float">
            <text:p>-0.2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2422193548387" calcext:value-type="float">
            <text:p>-0.77242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6012571428571" calcext:value-type="float">
            <text:p>-0.53601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1878709677419" calcext:value-type="float">
            <text:p>-0.65187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6991483870968" calcext:value-type="float">
            <text:p>-0.65699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5364" calcext:value-type="float">
            <text:p>0.2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22787096774194" calcext:value-type="float">
            <text:p>-0.042278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94944" calcext:value-type="float">
            <text:p>0.0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0236129032258" calcext:value-type="float">
            <text:p>-0.66023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409032258064" calcext:value-type="float">
            <text:p>0.298409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3088" calcext:value-type="float">
            <text:p>0.28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5893419354839" calcext:value-type="float">
            <text:p>0.1058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66568" calcext:value-type="float">
            <text:p>0.27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66743225806452" calcext:value-type="float">
            <text:p>-0.03667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63646068965517" calcext:value-type="float">
            <text:p>-0.163646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4504774193548" calcext:value-type="float">
            <text:p>-0.47450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76507428571429" calcext:value-type="float">
            <text:p>-0.57650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09008" calcext:value-type="float">
            <text:p>-0.45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7575225806451" calcext:value-type="float">
            <text:p>-0.9275752258064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434171428572" calcext:value-type="float">
            <text:p>-1.75434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082451612903" calcext:value-type="float">
            <text:p>-1.680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10885" calcext:value-type="float">
            <text:p>-1.8510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305542857143" calcext:value-type="float">
            <text:p>-1.9130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0805230769231" calcext:value-type="float">
            <text:p>-1.70805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2016" calcext:value-type="float">
            <text:p>-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608564" calcext:value-type="float">
            <text:p>-1.060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8674285714286" calcext:value-type="float">
            <text:p>0.027867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6332903225806" calcext:value-type="float">
            <text:p>0.01563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6286620689655" calcext:value-type="float">
            <text:p>-0.296286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5928" calcext:value-type="float">
            <text:p>-0.0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9501935483871" calcext:value-type="float">
            <text:p>0.43950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3033818181818" calcext:value-type="float">
            <text:p>0.51303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423" calcext:value-type="float">
            <text:p>0.82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21935483871" calcext:value-type="float">
            <text:p>0.66121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3836" calcext:value-type="float">
            <text:p>0.9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7656774193548" calcext:value-type="float">
            <text:p>0.54765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3276" calcext:value-type="float">
            <text:p>0.3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9588" calcext:value-type="float">
            <text:p>-0.25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332571428571" calcext:value-type="float">
            <text:p>-0.429332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2077913043478" calcext:value-type="float">
            <text:p>-0.292077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8728" calcext:value-type="float">
            <text:p>-0.3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9347428571429" calcext:value-type="float">
            <text:p>-0.43934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0902769230769" calcext:value-type="float">
            <text:p>-0.540902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3212" calcext:value-type="float">
            <text:p>-0.5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9883612903226" calcext:value-type="float">
            <text:p>-0.4698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3498322580645" calcext:value-type="float">
            <text:p>-0.53349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30112" calcext:value-type="float">
            <text:p>-0.6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5493419354839" calcext:value-type="float">
            <text:p>-0.71549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074496" calcext:value-type="float">
            <text:p>-0.90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6314580645161" calcext:value-type="float">
            <text:p>-0.7963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15775428571429" calcext:value-type="float">
            <text:p>-0.81577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062216" calcext:value-type="float">
            <text:p>-0.7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6344" calcext:value-type="float">
            <text:p>-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38904" calcext:value-type="float">
            <text:p>-0.4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1737935483871" calcext:value-type="float">
            <text:p>-0.417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20744" calcext:value-type="float">
            <text:p>-0.3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08576" calcext:value-type="float">
            <text:p>-0.4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4636571428571" calcext:value-type="float">
            <text:p>-0.19463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8229176470588" calcext:value-type="float">
            <text:p>-0.66822917647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0825806451613" calcext:value-type="float">
            <text:p>-0.8308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72192" calcext:value-type="float">
            <text:p>-1.01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2313883870968" calcext:value-type="float">
            <text:p>-1.1231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195644444444" calcext:value-type="float">
            <text:p>-1.231956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027885714286" calcext:value-type="float">
            <text:p>-1.3602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09048" calcext:value-type="float">
            <text:p>-0.9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19008" calcext:value-type="float">
            <text:p>-0.83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46673548387097" calcext:value-type="float">
            <text:p>-0.5466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4403264" calcext:value-type="float">
            <text:p>-0.444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94574451612903" calcext:value-type="float">
            <text:p>-0.29457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87593548387097" calcext:value-type="float">
            <text:p>-0.28759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70024" calcext:value-type="float">
            <text:p>-0.19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8646193548387" calcext:value-type="float">
            <text:p>-0.2786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9481454545455" calcext:value-type="float">
            <text:p>-0.76948145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9698064516129" calcext:value-type="float">
            <text:p>-0.7796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9330153846154" calcext:value-type="float">
            <text:p>-0.6193301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96656285714286" calcext:value-type="float">
            <text:p>-0.89665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6581714285714" calcext:value-type="float">
            <text:p>-0.62658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946136" calcext:value-type="float">
            <text:p>-0.7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2444864" calcext:value-type="float">
            <text:p>-0.72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69544" calcext:value-type="float">
            <text:p>-0.6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888736" calcext:value-type="float">
            <text:p>-0.5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5237" calcext:value-type="float">
            <text:p>-0.245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77264" calcext:value-type="float">
            <text:p>-0.14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37864" calcext:value-type="float">
            <text:p>-0.37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60968" calcext:value-type="float">
            <text:p>-0.87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658176" calcext:value-type="float">
            <text:p>-0.96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1797142857143" calcext:value-type="float">
            <text:p>-0.77179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15072" calcext:value-type="float">
            <text:p>-0.7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74696571428571" calcext:value-type="float">
            <text:p>-0.6746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52046222222222" calcext:value-type="float">
            <text:p>-0.652046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47056" calcext:value-type="float">
            <text:p>-0.51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3408" calcext:value-type="float">
            <text:p>-0.3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77041428571429" calcext:value-type="float">
            <text:p>-0.27704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55448" calcext:value-type="float">
            <text:p>-0.1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333913043478" calcext:value-type="float">
            <text:p>-0.435333913043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9889411764706" calcext:value-type="float">
            <text:p>-0.45988941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325872" calcext:value-type="float">
            <text:p>-0.53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9432" calcext:value-type="float">
            <text:p>-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3152" calcext:value-type="float">
            <text:p>-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96728" calcext:value-type="float">
            <text:p>-1.0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4704" calcext:value-type="float">
            <text:p>-1.3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812082758621" calcext:value-type="float">
            <text:p>-1.098120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84903225806452" calcext:value-type="float">
            <text:p>-0.8849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107176" calcext:value-type="float">
            <text:p>-0.610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7390304" calcext:value-type="float">
            <text:p>-0.47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55244" calcext:value-type="float">
            <text:p>-0.55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62207428571429" calcext:value-type="float">
            <text:p>-0.46220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93192" calcext:value-type="float">
            <text:p>-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63168" calcext:value-type="float">
            <text:p>-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02896" calcext:value-type="float">
            <text:p>-1.2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188224" calcext:value-type="float">
            <text:p>-1.22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1359" calcext:value-type="float">
            <text:p>-1.2213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944285714286" calcext:value-type="float">
            <text:p>-1.5294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044827586207" calcext:value-type="float">
            <text:p>-1.0904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072722580645" calcext:value-type="float">
            <text:p>-1.0007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180576" calcext:value-type="float">
            <text:p>-0.9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8865135483871" calcext:value-type="float">
            <text:p>-0.6886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83336" calcext:value-type="float">
            <text:p>-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62865" calcext:value-type="float">
            <text:p>-0.62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77824" calcext:value-type="float">
            <text:p>-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702363636364" calcext:value-type="float">
            <text:p>-1.81702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333935483871" calcext:value-type="float">
            <text:p>-2.383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503428571429" calcext:value-type="float">
            <text:p>-1.6350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180812937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310285714286" calcext:value-type="float">
            <text:p>-1.6031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94" meta:object-count="0"/>
    <meta:user-defined meta:name="AppVersion">3.0</meta:user-defined>
  </office:meta>
</office:document-meta>
</file>